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Liberation Serif" svg:font-family="'UbuntuLiberation Serif'" style:font-family-generic="roman"/>
    <style:font-face style:name="BlackChancery" svg:font-family="BlackChancery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4pt"/>
    </style:style>
    <style:style style:name="co2" style:family="table-column">
      <style:table-column-properties fo:break-before="auto" style:column-width="92.64pt"/>
    </style:style>
    <style:style style:name="co3" style:family="table-column">
      <style:table-column-properties fo:break-before="auto" style:column-width="369.35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25.26pt"/>
    </style:style>
    <style:style style:name="co7" style:family="table-column">
      <style:table-column-properties fo:break-before="auto" style:column-width="32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0.09pt" fo:break-before="auto" style:use-optimal-row-height="false"/>
    </style:style>
    <style:style style:name="ro2" style:family="table-row">
      <style:table-row-properties style:row-height="10.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89pt" fo:break-before="auto" style:use-optimal-row-height="true"/>
    </style:style>
    <style:style style:name="ro5" style:family="table-row">
      <style:table-row-properties style:row-height="55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lackChancery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lackChancery" fo:font-size="8pt" style:font-size-asian="8pt" style:font-size-complex="8pt"/>
    </style:style>
    <style:style style:name="ce3" style:family="table-cell" style:parent-style-name="Default">
      <style:table-cell-properties style:vertical-align="middle"/>
      <style:text-properties style:font-name="BlackChancery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BlackChancery" fo:font-size="8pt" style:font-size-asian="8pt" style:font-size-complex="8pt"/>
    </style:style>
    <style:style style:name="ce4" style:family="table-cell" style:parent-style-name="Default">
      <style:table-cell-properties style:vertical-align="middle"/>
      <style:text-properties style:font-name="Ubuntu" fo:font-size="7.5pt" style:font-size-asian="7.5pt" style:font-size-complex="7.5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Liberation Serif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zh" style:country-asian="CN" style:font-style-asian="normal" style:font-weight-asian="normal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zh" style:country-asian="CN" style:font-style-asian="normal" style:font-weight-asian="normal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line-through-style="solid" style:text-line-through-type="single" style:text-line-through-width="bold" style:font-name="BlackChancery" fo:font-size="8pt" style:font-size-asian="8pt" style:font-size-complex="8pt"/>
    </style:style>
    <style:style style:name="ce7" style:family="table-cell" style:parent-style-name="Default">
      <style:table-cell-properties style:vertical-align="middle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vertical-align="middle"/>
      <style:text-properties style:font-name="Ubuntu" fo:font-size="7pt" style:font-size-asian="7pt" style:font-size-complex="7pt"/>
    </style:style>
    <style:style style:name="ce9" style:family="table-cell" style:parent-style-name="Default">
      <style:table-cell-properties style:vertical-align="middle"/>
      <style:text-properties style:font-name="BlackChancery" fo:font-size="7pt" style:font-size-asian="7pt" style:font-size-complex="7pt"/>
    </style:style>
    <style:style style:name="ce10" style:family="table-cell" style:parent-style-name="Default">
      <style:table-cell-properties style:vertical-align="middle"/>
      <style:text-properties style:font-name="BlackChancery" fo:font-size="8pt" fo:font-weight="bold" style:font-size-asian="8pt" style:font-weight-asian="bold" style:font-size-complex="8pt" style:font-weight-complex="bold"/>
    </style:style>
    <style:style style:name="T1" style:family="text">
      <style:text-properties fo:letter-spacing="4.99pt"/>
    </style:style>
    <style:style style:name="T2" style:family="text">
      <style:text-properties style:text-position="33% 58%"/>
    </style:style>
    <style:style style:name="T3" style:family="text">
      <style:text-properties style:text-position="super 58%"/>
    </style:style>
    <style:style style:name="T4" style:family="text">
      <style:text-properties style:font-name="BlackChancery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font-name="BlackChancery" style:text-position="33% 58%"/>
    </style:style>
    <style:style style:name="T7" style:family="text">
      <style:text-properties style:font-size-asian="7pt" style:font-size-complex="7pt"/>
    </style:style>
    <style:style style:name="T8" style:family="text">
      <style:text-properties style:font-name="BlackChancery" style:font-size-asian="7.80000019073486pt" style:font-size-complex="7.8000001907348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5"/>
        <table:table-column table:style-name="co7" table:default-cell-style-name="ce5"/>
        <table:table-column table:style-name="co8" table:number-columns-repeated="1014" table:default-cell-style-name="ce5"/>
        <table:table-row table:style-name="ro1">
          <table:table-cell table:style-name="ce1"/>
          <table:table-cell table:style-name="ce1" office:value-type="string" calcext:value-type="string">
            <text:p><text:span text:style-name="T1">Spell</text:span></text:p>
          </table:table-cell>
          <table:table-cell table:style-name="ce1" office:value-type="string" calcext:value-type="string">
            <text:p><text:span text:style-name="T1">Description</text:span></text:p>
          </table:table-cell>
          <table:table-cell table:style-name="ce1" office:value-type="string" calcext:value-type="string">
            <text:p>Save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Dur</text:p>
          </table:table-cell>
          <table:table-cell/>
          <table:table-cell table:style-name="ce10" table:number-columns-repeated="1014"/>
        </table:table-row>
        <table:table-row table:style-name="ro2">
          <table:table-cell/>
          <table:table-cell office:value-type="string" calcext:value-type="string">
            <text:p>Bane <text:span text:style-name="T2">(ov)</text:span></text:p>
          </table:table-cell>
          <table:table-cell table:style-name="ce4" office:value-type="string" calcext:value-type="string">
            <text:p>3+1/SL creatures save or have to subtract 1d4 on every attack or save for durat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Bless</text:p>
          </table:table-cell>
          <table:table-cell table:style-name="ce4" office:value-type="string" calcext:value-type="string">
            <text:p>3+1/SL creatures can add 1d4 on every attack roll or saving throw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ebuf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ommand</text:p>
          </table:table-cell>
          <table:table-cell table:style-name="ce4" office:value-type="string" calcext:value-type="string">
            <text:p>One-word command to target that's alive, understands my language, &amp; command isn't harmfu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60 ft.</text:p>
          </table:table-cell>
          <table:table-cell office:value-type="string" calcext:value-type="string">
            <text:p>[v]</text:p>
          </table:table-cell>
          <table:table-cell table:style-name="ce8" office:value-type="string" calcext:value-type="string">
            <text:p><text:span text:style-name="T7">1</text:span> <text:span text:style-name="T8">round</text:span></text:p>
          </table:table-cell>
          <table:table-cell office:value-type="string" calcext:value-type="string">
            <text:p>Contr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ompelled Duel</text:p>
          </table:table-cell>
          <table:table-cell table:style-name="ce4" office:value-type="string" calcext:value-type="string">
            <text:p>Save or DisAdv on attacks vs allies &amp; WIS to move &gt;30' from me. Ends if I attack another|ally hurts i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Contr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ure Wounds</text:p>
          </table:table-cell>
          <table:table-cell table:style-name="ce4" office:value-type="string" calcext:value-type="string">
            <text:p>1 creature is healed for 1d8 + 1d8/SL + spell attack modifier hit points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Detect Good/Evil</text:p>
          </table:table-cell>
          <table:table-cell table:style-name="ce4" office:value-type="string" calcext:value-type="string">
            <text:p>Know if aberration, celestial, elemental, fey, fiend, undead, and des-/consecrated area w/i 30 ft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10</text:span><text:span text:style-name="T4">min</text:span><text:span text:style-name="T6">C</text:span></text:p>
          </table:table-cell>
          <table:table-cell office:value-type="string" calcext:value-type="string">
            <text:p>Detec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Detect Magic ®</text:p>
          </table:table-cell>
          <table:table-cell table:style-name="ce4" office:value-type="string" calcext:value-type="string">
            <text:p>Know presence of magic w/i 30 ft; 1 a to see auras and determine school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10</text:span><text:span text:style-name="T4">min</text:span><text:span text:style-name="T6">C</text:span></text:p>
          </table:table-cell>
          <table:table-cell office:value-type="string" calcext:value-type="string">
            <text:p>Detec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Detect Poison/Disease ®</text:p>
          </table:table-cell>
          <table:table-cell table:style-name="ce4" office:value-type="string" calcext:value-type="string">
            <text:p>Know presence, location, and type of poisons, poisonous creatures, &amp; diseases w/i 30 ft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5">10</text:span><text:span text:style-name="T4">min</text:span><text:span text:style-name="T6">C</text:span></text:p>
          </table:table-cell>
          <table:table-cell office:value-type="string" calcext:value-type="string">
            <text:p>Detec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Divine Favor</text:p>
          </table:table-cell>
          <table:table-cell table:style-name="ce4" office:value-type="string" calcext:value-type="string">
            <text:p>Your weapon attacks deal an extra 1d4 Radiant damage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Heroism</text:p>
          </table:table-cell>
          <table:table-cell table:style-name="ce4" office:value-type="string" calcext:value-type="string">
            <text:p>Ally is immune to being Frightened &amp; gains spellcasting modifier temp HP at start of each tur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unter’s Mark <text:span text:style-name="T2">(ov)</text:span></text:p>
          </table:table-cell>
          <table:table-cell table:style-name="ce4" office:value-type="string" calcext:value-type="string">
            <text:p>1 target; weapon hit adds 1d6 damage. Adv to Perception &amp; Survival checks to find it. Re-target w/BA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90 ft.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5">60</text:span><text:span text:style-name="T4">min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rotect. from Good/Evil</text:p>
          </table:table-cell>
          <table:table-cell table:style-name="ce4" office:value-type="string" calcext:value-type="string">
            <text:p>Grant immunity to fear/charm/possession from GOOD/EVIL &amp; DisAdv vs. attacks, to 1 creature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s,m<text:span text:style-name="T2">$</text:span>]</text:p>
          </table:table-cell>
          <table:table-cell table:style-name="ce7" office:value-type="string" calcext:value-type="string">
            <text:p><text:span text:style-name="T5">10</text:span><text:span text:style-name="T4">min</text:span><text:span text:style-name="T6">C</text:span>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urify Food or Drink ®</text:p>
          </table:table-cell>
          <table:table-cell table:style-name="ce4" office:value-type="string" calcext:value-type="string">
            <text:p>5-ft radius of non-magical food &amp; drink is rendered free of all poison &amp; disease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10 ft.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Mi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earing Smite</text:p>
          </table:table-cell>
          <table:table-cell table:style-name="ce4" office:value-type="string" calcext:value-type="string">
            <text:p>Next melee weapon hit adds 1d6 Fire damage, ignites target; each turn save or 1d6 Fire damage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hield of Faith</text:p>
          </table:table-cell>
          <table:table-cell table:style-name="ce4" office:value-type="string" calcext:value-type="string">
            <text:p>1 creature gains +2 AC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5">10</text:span><text:span text:style-name="T4">min</text:span><text:span text:style-name="T6">C</text:span>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Thunderous Smite</text:p>
          </table:table-cell>
          <table:table-cell table:style-name="ce4" office:value-type="string" calcext:value-type="string">
            <text:p>Next melee weapon hit adds 2d6 Thunder damage, audible for 300'; save or pushed 10' away &amp; Pron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Wrathful Smite</text:p>
          </table:table-cell>
          <table:table-cell table:style-name="ce4" office:value-type="string" calcext:value-type="string">
            <text:p>Next melee weapon hit adds 1d6 Psychic damage; save or be Frightened until spell ends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<text:span text:style-name="T1">Spell</text:span></text:p>
          </table:table-cell>
          <table:table-cell table:style-name="ce1" office:value-type="string" calcext:value-type="string">
            <text:p><text:span text:style-name="T1">Description</text:span></text:p>
          </table:table-cell>
          <table:table-cell table:style-name="ce1" office:value-type="string" calcext:value-type="string">
            <text:p>Save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D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Aid</text:p>
          </table:table-cell>
          <table:table-cell table:style-name="ce4" office:value-type="string" calcext:value-type="string">
            <text:p>Up to 3 allies have max &amp; current hit points increase by 5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s,m]</text:p>
          </table:table-cell>
          <table:table-cell office:value-type="string" calcext:value-type="string">
            <text:p><text:span text:style-name="T5">8</text:span> <text:span text:style-name="T4">hours</text:span></text:p>
          </table:table-cell>
          <table:table-cell office:value-type="string" calcext:value-type="string">
            <text:p>He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Branding Smite</text:p>
          </table:table-cell>
          <table:table-cell table:style-name="ce4" office:value-type="string" calcext:value-type="string">
            <text:p>Next weapon hit deals extra 2d6 Radiant damage; target becomes visible &amp; sheds dim light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Find Steed</text:p>
          </table:table-cell>
          <table:table-cell table:style-name="ce4" office:value-type="string" calcext:value-type="string">
            <text:p>Summon spirit in form of intelligent steed bonded to me. Telepathic w/i 1mi. At 0 HP, it disappears</text:p>
          </table:table-cell>
          <table:table-cell table:style-name="ce6" office:value-type="string" calcext:value-type="string">
            <text:p>----</text:p>
          </table:table-cell>
          <table:table-cell table:style-name="ce7" office:value-type="string" calcext:value-type="string">
            <text:p>10<text:span text:style-name="T4">m</text:span>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Mis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old Person <text:span text:style-name="T2">(ov)</text:span></text:p>
          </table:table-cell>
          <table:table-cell table:style-name="ce4" office:value-type="string" calcext:value-type="string">
            <text:p>1+1/SL Humanoid saves or is paralyzed for duration. Reattempts save at end of each turn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6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Contr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Lesser Restoration</text:p>
          </table:table-cell>
          <table:table-cell table:style-name="ce4" office:value-type="string" calcext:value-type="string">
            <text:p>End 1 disease or condition (blinded, deafened, paralyzed, poisoned) of 1 ally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Locate Object</text:p>
          </table:table-cell>
          <table:table-cell table:style-name="ce4" office:value-type="string" calcext:value-type="string">
            <text:p>Sense direction to object if w/i 1,000 ft. Blocked by any thickness of lead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5">10</text:span><text:span text:style-name="T4">min</text:span><text:span text:style-name="T6">C</text:span></text:p>
          </table:table-cell>
          <table:table-cell office:value-type="string" calcext:value-type="string">
            <text:p>Detec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Magic Weapon</text:p>
          </table:table-cell>
          <table:table-cell table:style-name="ce4" office:value-type="string" calcext:value-type="string">
            <text:p>Non-magical weapon becomes magic w/+1 bonus to attack &amp; damage rolls for duration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60</text:span><text:span text:style-name="T4">min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sty Step <text:span text:style-name="T2">(ov)</text:span></text:p>
          </table:table-cell>
          <table:table-cell table:style-name="ce4" office:value-type="string" calcext:value-type="string">
            <text:p>Briefly surrounded by silvery mist, teleport up to 30 feet to a visible &amp; unoccupied space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Mi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rayer of Healing<text:span text:style-name="T2">O</text:span></text:p>
          </table:table-cell>
          <table:table-cell table:style-name="ce4" office:value-type="string" calcext:value-type="string">
            <text:p>Up to 6 allies w/i 30’ regain 2d8+CHA mod HP. +1d8 for each spell slot above 2</text:p>
          </table:table-cell>
          <table:table-cell table:style-name="ce6" office:value-type="string" calcext:value-type="string">
            <text:p>----</text:p>
          </table:table-cell>
          <table:table-cell table:style-name="ce7" office:value-type="string" calcext:value-type="string">
            <text:p>10<text:span text:style-name="T4">m</text:span>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He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rotection from Poison</text:p>
          </table:table-cell>
          <table:table-cell table:style-name="ce4" office:value-type="string" calcext:value-type="string">
            <text:p>1 ally; Adv on poisoning saves, Resistant to Poison damage, &amp; healed of 1 poisoning (known || random)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office:value-type="string" calcext:value-type="string">
            <text:p><text:span text:style-name="T5">1</text:span> <text:span text:style-name="T4">hour</text:span>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style-name="ce18" office:value-type="string" calcext:value-type="string">
            <text:p>Warding Bond<text:span text:style-name="T2">O</text:span></text:p>
          </table:table-cell>
          <table:table-cell table:style-name="ce4" office:value-type="string" calcext:value-type="string">
            <text:p>While ally w/i 60’ it gains +1 AC &amp; resistance to ALL damage. But I take same amt of damage each hit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s,m]</text:p>
          </table:table-cell>
          <table:table-cell office:value-type="string" calcext:value-type="string">
            <text:p>60min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Zone of Truth</text:p>
          </table:table-cell>
          <table:table-cell table:style-name="ce4" office:value-type="string" calcext:value-type="string">
            <text:p>15-ft O, each creature starts/enters zone saves || cannot speak deliberate lie. All aware of the spell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60 ft.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10</text:span> <text:span text:style-name="T4">min</text:span></text:p>
          </table:table-cell>
          <table:table-cell office:value-type="string" calcext:value-type="string">
            <text:p>Control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<text:span text:style-name="T1">Spell</text:span></text:p>
          </table:table-cell>
          <table:table-cell table:style-name="ce1" office:value-type="string" calcext:value-type="string">
            <text:p><text:span text:style-name="T1">Description</text:span></text:p>
          </table:table-cell>
          <table:table-cell table:style-name="ce1" office:value-type="string" calcext:value-type="string">
            <text:p>Save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Dur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aste <text:span text:style-name="T2">(ov)</text:span></text:p>
          </table:table-cell>
          <table:table-cell table:style-name="ce15" office:value-type="string" calcext:value-type="string">
            <text:p>2x speed, +2 AC, Adv on Dex saves, +1 addt’l action to attack, dash, disengage, hide, or interact. Target cannot move/act for 1 turn after spell ends.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Protection from Energy <text:span text:style-name="T2">(ov)</text:span></text:p>
          </table:table-cell>
          <table:table-cell table:style-name="ce16" office:value-type="string" calcext:value-type="string">
            <text:p>An ally you touch has resistance to one of [acid, cold, fire, lightning, thunder] damage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60</text:span><text:span text:style-name="T4">min</text:span><text:span text:style-name="T6">C</text:span>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Aura of Vitality</text:p>
          </table:table-cell>
          <table:table-cell office:value-type="string" calcext:value-type="string">
            <text:p>Use BA to grant 1 ally (can include self) w/i 30’ 2d6 HP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He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Blinding Smite</text:p>
          </table:table-cell>
          <table:table-cell office:value-type="string" calcext:value-type="string">
            <text:p>Next melee weapon hit adds 3d8 radiant damage, save or be blinded (re-save each turn)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Create Food &amp; Water</text:p>
          </table:table-cell>
          <table:table-cell office:value-type="string" calcext:value-type="string">
            <text:p>Create 45# food + 30gal water, good for 24 hours but spoils thereafter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Misc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Crusader’s Mantle</text:p>
          </table:table-cell>
          <table:table-cell office:value-type="string" calcext:value-type="string">
            <text:p>Each ally w/i 30’ deals extra 1d4 radiant damage from weapon attacks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60ft radius sphere of bright light + 60ft dim light; overcomes magical darkness at 3<text:span text:style-name="T3">rd</text:span> lvl or below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60 ft.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60</text:span><text:span text:style-name="T4">min</text:span></text:p>
          </table:table-cell>
          <table:table-cell office:value-type="string" calcext:value-type="string">
            <text:p>Misc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Dispel Magic</text:p>
          </table:table-cell>
          <table:table-cell office:value-type="string" calcext:value-type="string">
            <text:p>Any spell 3<text:span text:style-name="T3">rd</text:span> level or below ends. Spell ability check on higher spells to dispel. DC = 10 + spell lvl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120 ft.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Debuff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Elemental Weapon</text:p>
          </table:table-cell>
          <table:table-cell office:value-type="string" calcext:value-type="string">
            <text:p>Turn weapon magical; gets +1 to attack &amp; 1d4 damage of choice [acid, cold, fire lightning, thunder]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</text:p>
          </table:table-cell>
          <table:table-cell office:value-type="string" calcext:value-type="string">
            <text:p>Magic Circle</text:p>
          </table:table-cell>
          <table:table-cell office:value-type="string" calcext:value-type="string">
            <text:p>10ft radius 20ft tall, w/i range: affects [celestial, elemental, fey, fiend, undead] by</text:p>
            <text:p>- can’t willingly enter the cylinder by nonmagical means. If the creature tries to use teleportation or interplanar travel to do so, it must first succeed on a Charisma saving throw.</text:p>
            <text:p>- disadvantage on attack rolls against targets within the cylinder</text:p>
            <text:p>- targets within the cylinder can’t be charmed, frightened, or possessed by the creature.</text:p>
            <text:p/>
            <text:p>When you cast this spell, you can elect to cause its magic to operate in the reverse direction, preventing a creature of the specified type from leaving the cylinder and protecting targets outside it.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10 ft.</text:p>
          </table:table-cell>
          <table:table-cell office:value-type="string" calcext:value-type="string">
            <text:p>[v,s,m]</text:p>
          </table:table-cell>
          <table:table-cell table:style-name="ce7" office:value-type="string" calcext:value-type="string">
            <text:p><text:span text:style-name="T5">60</text:span><text:span text:style-name="T4">min</text:span></text:p>
          </table:table-cell>
          <table:table-cell office:value-type="string" calcext:value-type="string">
            <text:p>Buff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Remove Curse</text:p>
          </table:table-cell>
          <table:table-cell office:value-type="string" calcext:value-type="string">
            <text:p>All curses end unless a cursed magic item. Then curse remains but attunement breaks 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 s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Debuff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Revivify</text:p>
          </table:table-cell>
          <table:table-cell office:value-type="string" calcext:value-type="string">
            <text:p>Newly (&lt;1min) dead creature returns to life w/1 HP. Requires &gt;= 300GP worth of diamonds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v,s,m]</text:p>
          </table:table-cell>
          <table:table-cell table:style-name="ce9" office:value-type="string" calcext:value-type="string">
            <text:p>Instant</text:p>
          </table:table-cell>
          <table:table-cell office:value-type="string" calcext:value-type="string">
            <text:p>He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Spirit Shroud<text:span text:style-name="T2">O</text:span></text:p>
          </table:table-cell>
          <table:table-cell office:value-type="string" calcext:value-type="string">
            <text:p>Extra 1d8 [necrotic, cold, radiant] if foe w/i 10’; foe cannot heal until my next turn. Reduce speed 10 of 1 foe w/i 10’</text:p>
          </table:table-cell>
          <table:table-cell table:style-name="ce6" office:value-type="string" calcext:value-type="string">
            <text:p>---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 s]</text:p>
          </table:table-cell>
          <table:table-cell table:style-name="ce7" office:value-type="string" calcext:value-type="string">
            <text:p><text:span text:style-name="T5">1</text:span> <text:span text:style-name="T4">min </text:span><text:span text:style-name="T6">C</text:span></text:p>
          </table:table-cell>
          <table:table-cell office:value-type="string" calcext:value-type="string">
            <text:p>Damage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5.14" calcext:value-type="float">
            <text:p>5.14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1015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Liberation Serif" svg:font-family="'UbuntuLiberation Serif'" style:font-family-generic="roman"/>
    <style:font-face style:name="BlackChancery" svg:font-family="BlackChancery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7.6pt" fo:page-height="198pt" style:num-format="1" style:print-orientation="landscape" fo:margin-top="0pt" fo:margin-bottom="0pt" fo:margin-left="0pt" fo:margin-right="0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11:58:50.921040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1:02:20.069089264</meta:creation-date>
    <dc:date>2021-07-10T12:41:59.178512239</dc:date>
    <meta:editing-duration>P1DT22H55M1S</meta:editing-duration>
    <meta:editing-cycles>29</meta:editing-cycles>
    <meta:generator>LibreOffice/6.0.7.3$Linux_X86_64 LibreOffice_project/00m0$Build-3</meta:generator>
    <meta:document-statistic meta:table-count="1" meta:cell-count="401" meta:object-count="0"/>
  </office:meta>
</office:document-meta>
</file>